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wiezdne Wojny, jedna z najbardziej rozpoznawalnych marek na świecie, która stworzyła jednego z najlepszych czarnych charakterów, Jar Jar Binksa, i stara się nam na siłę wmówić, że Han nie strzelił pierwszy, w 2008 wydała na świat dzieło mające miejsce pomiędzy 2 a 3 filmem. Zatem jak wyszedł im serial, który rozbudowuje świat znany nam z filmów, i jak przedstawia nowe postaci? Zobaczmy.<text:line-break/><text:line-break/>Zacznijmy od tego, że w przeciwieństwie do wielu fanów, nie uważam Nowej Trylogii za tragiczne i okropne dzieło. Pamiętam, jak pewnego dnia ojciec przyniósł kasetę VHS, na której było “Mroczne Widmo”. Wchłonęło mnie to tak, że przez cały seans nie potrafiłem odejść od ekranu telewizora. Gdy w kinach leciała “Zemsta Sithów”, na którą zabrali mnie rodzice, miałem 10 lat. Ojciec pokazał mi oczywiście wcześniej Starą Trylogię, a potem nową, której kulminacją był właśnie seans kinowy. Bawiłem się świetnie podczas walki Obi-Wana i Grievousa: siedziałem wbity w fotel i zastanawiałem się, kto wygra, a gdy Obi-Wan załamany mówił Anakinowi, że miał pokonać Sithów, a nie do nich dołączyć, byłem zdruzgotany, gdyż wybraniec zdradził wszystko, czego uczyli go w Zakonie. <text:line-break/><text:line-break/>Można więc powiedzieć, że odkąd byłem mały, miałem styczność i byłem fanem tej marki. W związku z tym, gdy w 2008 pierwszy raz usłyszałem o tym projekcie, byłem bardzo sceptyczny. Szczególnie gdy mieliśmy już raz świetną kreskówkę o wojnach klonów z 2003 roku, której producentem oraz współscenarzystą był Gendy Tartakovsky, człowiek, który tworzył takie klasyki jak “Laboratorium Dextera”, “Atomówki”, “Batman: The Animated Series” czy też “Samuraja Jacka”, którego kontynuacja ma zresztą niedługo powrócić. Była ona dynamiczna, w pełni animowana oraz rozbudowywała świat dla młodszych widzów, którzy jeszcze wtedy nie czytali książek lub komiksów z tego uniwersum. Ostatecznie zajęło mi 8 lat, by zająć się “The Clone Wars”. I powiem Wam szczerze, żałuję, że nigdy nie przysiadłem do niej wcześniej. <text:line-break/><text:line-break/>George Lucas mógł w końcu oddać się kompletnie CGI, przez co cała animacja jest tworzona właśnie w tej technice. Wszystkie postaci są wyrenderowane i jak osobiście jestem wielkim przeciwnikiem tego zabiegu, tutaj on się sprawdza, może nie doskonale, ale zdecydowanie lepiej niż w wielu innych filmach czy serialach. Oczywiście mamy kilka przypadków, gdzie postać jest zawieszona do góry nogami, a ma dalej idealnie ułożone włosy, czy też czasem niektórzy bohaterowie tracą na mimice, ale nie razi to ani nie odbiera przyjemności z oglądania. Walki są zrobione dynamicznie, zarówno te na miecze świetlne, jak i zwykłe pojedynki na blastery. Oglądając potyczkę, widzimy, gdzie lecą pociski, jakie zniszczenia one powodują oraz kogo trafiają. W walkach na miecze jest dynamika, która została nam zaprezentowana w nowej trylogii. Postaci się ruszają, używają różnych technik, których dokładne opisy można znaleźć na Wookieepedii. W momencie gdy się dotykają, iskry lecą na wszystkie strony. Ogląda się to bardzo przyjemnie, szczególnie gdy nie wiemy, która osoba wyjdzie z tego pojedynku żywa, a która na zawsze połączy się z Mocą.<text:line-break/>I tu kolejny element, nikt poza głównymi bohaterami, takimi jak Anakin, Yoda czy Obi-Wan, czyli osoby, których losy po wydarzeniach serialu znamy, jest nietykalny. Każdy klon, każdy nowy Jedi, padawan czy też dodatkowa postać przedstawiona w tym odcinku może zginąć, zostać poważnie ranna lub zniknąć w niewyjaśnionych okolicznościach.</text:p>
      <text:p text:style-name="P1">I tutaj odnośnie nowych bohaterów, jednym z ciekawszych zabiegów, jaki przeprowadził Lucas, jest pokazanie nowej, ale bardzo ważnej postaci. Ahsoka Tano jest padawanem (dla nieznających, padawan to uczeń Jedi, który uczy się, by pewnego dnia samemu zostać rycerzem Jedi) samego Anakina Skywalkera. Przedstawiona na początku w filmie, który wszedł do kin na krótko przed premierą serii, w serialu staje się jedną z głównych postaci, której losy śledzimy. Widzimy, jak jej relacja z Anakinem Skywalkerem staje się coraz silniejsza, jak też i ona sama wyrasta powoli ze swojego zachowania frywolnego i roztrzepanego padawana, a staje się odpowiedzialnym i zdolnym wojownikiem Zakonu. Z czasem przechodzi ona z tradycyjnego stylu walki z jednym mieczem na dwa, z czego drugi jest krótszy. Daje nam to w tym momencie unikalny styl walki wśród głównych postaci, ponieważ prawie każda do tego momentu trzymała się tradycji. Wprowadza to powiew świeżego powietrza do pojedynków oraz daje twórcom możliwość pokazania, jak zdolną akrobatką jest Ahsoka. <text:s text:c="3"/><text:line-break/><text:line-break/>W całym serialu mamy też pokazane rozbudowane relacje pomiędzy klonami (dla nieznających, klony to jednostki wojskowe Republiki – strony, po której walczą Jedi – które zostały stworzone na bazie materiału genetycznego łowcy nagród Jango Fetta) a samymi rycerzami Jedi. Poznajemy ich proces szkolenia, jak wielu z nich czuje się i jakie są ich emocje wobec tej wojny. Przestają być dla nas facetami masowo biegającymi w białych zbrojach, a zaczynają być prawdziwymi ludźmi. Pokazane też są ich różnice. Mimo tego, że każdy jest klonem, różnią się charakterami, swoimi motywami, sposobami działania i myślenia. Kibicujemy im i liczymy, że każda misja się uda. Przykładem tego jest Rex, którego widzimy na początku jako zwykłego żołnierza pod dowództwem Anakina, ale zostaje on z czasem rozbudowany, jego historia zostaje poszerzona, a on sam staje się jedną z głównych postaci. I tak jak wcześniej wspomniałem, jest on nowym bohaterem, więc nie wiemy, czy przeżyje to starcie, w którym go aktualnie obserwujemy. Pozwala to na obserwowanie jego przygód z ciekawością, ale też lekkim strachem, czy wyjdzie z każdego pojedynku żywy. <text:line-break/><text:line-break/>Niestety, ale serial “Wojny Klonów” zakończył się 7 marca 2014 roku. Ale nie musimy się martwić, gdyż aktualnie teraz leci kontynuacja serii, osadzona pomiędzy “Zemstą Sithów” a “Nową Nadzieją”, czyli “Rebelianci”. Poznajemy tam masę nowych postaci, ale spotykamy też powracające, jak mój ulubiony pirat Hondo. Bez zbędnego przedłużania, polecam Wam z całego serca zarówno “Wojny Klonów”, jak i “Rebeliantów”, mimo animacji CGI oraz kilku innych minusów, których tutaj nie wymieniłem, warto to obejrzeć i samemu przekonać się, jak świetne dzieło wyszło jeszcze spod ręki Lucasa. Dodatkowym plusem przemawiającym za tym serialem jest humor Obi-Wana. Jeżeli jesteście fanami angielskiego humoru, zakochacie się w tej postaci.<text:line-break/>M.C. </text:p>
      <text:p text:style-name="P1"/>
      <text:p text:style-name="P1"><text:a xlink:type="simple" xlink:href="http://images.contentful.com/7h71s48744nc/7dOymMPJduMuqYKs6iacY0/7c6b646e93876b4ff3629364139c663d/star-wars-the-clone-wars-review-image.jpg" text:style-name="Internet_20_link" text:visited-style-name="Visited_20_Internet_20_Link"><text:span text:style-name="T1">obrazek 1</text:span></text:a></text:p>
      <text:p text:style-name="P1"><text:a xlink:type="simple" xlink:href="https://i.ytimg.com/vi/19BPUKHIvdA/maxresdefault.jpg" text:style-name="Internet_20_link" text:visited-style-name="Visited_20_Internet_20_Link"><text:span text:style-name="T1">obrazek 2</text:span></text:a></text:p>
      <text:p text:style-name="P1"><text:a xlink:type="simple" xlink:href="http://a.dilcdn.com/bl/wp-content/uploads/sites/6/2015/03/ACW_IA_145902.jpg" text:style-name="Internet_20_link" text:visited-style-name="Visited_20_Internet_20_Link"><text:span text:style-name="T1">obrazek 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956" meta:character-count="6362" meta:non-whitespace-character-count="5396"/>
    <meta:generator>LibreOfficeDev/5.1.0.3$Linux_X86_64 LibreOffice_project/</meta:generator>
  </office:meta>
</office:document-meta>
</file>